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6pt" style:font-size-asian="16pt" style:font-size-complex="16pt"/>
    </style:style>
    <style:style style:name="P2" style:family="paragraph" style:parent-style-name="Standard">
      <style:text-properties style:font-name="Courier" fo:font-size="20pt" officeooo:rsid="0013df94" officeooo:paragraph-rsid="0013df94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officeooo:rsid="0013df94" officeooo:paragraph-rsid="0013df94" style:font-size-asian="16pt" style:font-size-complex="16pt"/>
    </style:style>
    <style:style style:name="T1" style:family="text">
      <style:text-properties officeooo:rsid="0013df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For a Thousand Tongues</text:p>
      <text:p text:style-name="P1"/>
      <text:p text:style-name="P1"/>
      <text:p text:style-name="P1">O for a thousand tongues to sing,</text:p>
      <text:p text:style-name="P1">My great redeemer's praise,</text:p>
      <text:p text:style-name="P1">The glories of my God and King,</text:p>
      <text:p text:style-name="P1">The triumphs of His grace.</text:p>
      <text:p text:style-name="P1"/>
      <text:p text:style-name="P1">Je-sus! the name that charms our fears,</text:p>
      <text:p text:style-name="P1">That bids our sorrows cease,</text:p>
      <text:p text:style-name="P1">'Tis music in the sinner's ears,</text:p>
      <text:p text:style-name="P1">'Tis life and health and peace.</text:p>
      <text:p text:style-name="P1"/>
      <text:p text:style-name="P1">He breaks the power of canceled sin,</text:p>
      <text:p text:style-name="P1">He sets the prisoner free,</text:p>
      <text:p text:style-name="P1">His blood can make the foulest clean,</text:p>
      <text:p text:style-name="P1">His blood availed for me.</text:p>
      <text:p text:style-name="P1"/>
      <text:p text:style-name="P1">Hear Him, ye deaf! His praise ye dumb,</text:p>
      <text:p text:style-name="P1">Your loosened tongues employ;</text:p>
      <text:p text:style-name="P1">Ye blind, behold your Savior come,</text:p>
      <text:p text:style-name="P1">And leap, ye lame, for joy</text:p>
      <text:p text:style-name="P1"/>
      <text:p text:style-name="P1">My gracious Master and my God,</text:p>
      <text:p text:style-name="P1">Assist me to proclaim,</text:p>
      <text:p text:style-name="P1">To spread thro' all the earth a-broad,</text:p>
      <text:p text:style-name="P1">The honors of Thy name.</text:p>
      <text:p text:style-name="P1"/>
      <text:p text:style-name="P1"/>
      <text:p text:style-name="P1">Composer: <text:span text:style-name="T1">Carl G. Glaser (1784-1829)</text:span></text:p>
      <text:p text:style-name="P1">Lyricist: <text:span text:style-name="T1">Charles Wesley (1707-1788)</text:span></text:p>
      <text:p text:style-name="P1"/>
      <text:p text:style-name="P1"/>
      <text:p text:style-name="P4">Hymns of Truth and Praise 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0:09:24.208854026</meta:creation-date>
    <meta:editing-duration>PT4M37S</meta:editing-duration>
    <meta:editing-cycles>2</meta:editing-cycles>
    <meta:generator>LibreOffice/6.2.8.2$MacOSX_X86_64 LibreOffice_project/f82ddfca21ebc1e222a662a32b25c0c9d20169ee</meta:generator>
    <dc:title>TubaHymn</dc:title>
    <dc:date>2020-04-25T10:14:00.572323713</dc:date>
    <meta:document-statistic meta:table-count="0" meta:image-count="0" meta:object-count="0" meta:page-count="1" meta:paragraph-count="24" meta:word-count="137" meta:character-count="735" meta:non-whitespace-character-count="622"/>
    <meta:template xlink:type="simple" xlink:actuate="onRequest" xlink:title="TubaHymn" xlink:href="../../../../../Library/Application%20Support/LibreOffice/4/user/template/TubaHymn1.ott" meta:date="2020-04-25T10:09:23.706457497"/>
  </office:meta>
</office:document-meta>
</file>